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5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fir_order=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ce1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phase</text:p>
          </table:table-cell>
          <table:table-cell office:value-type="string">
            <text:p>stb</text:p>
          </table:table-cell>
          <table:table-cell office:value-type="string">
            <text:p>sr_sel</text:p>
          </table:table-cell>
          <table:table-cell office:value-type="string">
            <text:p>sr_en</text:p>
          </table:table-cell>
          <table:table-cell office:value-type="string">
            <text:p>sr.last</text:p>
          </table:table-cell>
          <table:table-cell office:value-type="string">
            <text:p>fsm_index</text:p>
          </table:table-cell>
          <table:table-cell office:value-type="string">
            <text:p>coeff_index</text:p>
          </table:table-cell>
          <table:table-cell office:value-type="string">
            <text:p>coeff</text:p>
          </table:table-cell>
          <table:table-cell office:value-type="string">
            <text:p>mac.in_a</text:p>
          </table:table-cell>
          <table:table-cell office:value-type="string">
            <text:p>mac.in_b</text:p>
          </table:table-cell>
          <table:table-cell table:style-name="Default" office:value-type="string">
            <text:p>mac.mult_out</text:p>
          </table:table-cell>
          <table:table-cell office:value-type="string">
            <text:p>mac.clr</text:p>
          </table:table-cell>
          <table:table-cell office:value-type="string">
            <text:p>mac.en</text:p>
          </table:table-cell>
          <table:table-cell office:value-type="string">
            <text:p>mac.acc_out</text:p>
          </table:table-cell>
          <table:table-cell office:value-type="string">
            <text:p>mac.stb</text:p>
          </table:table-cell>
          <table:table-cell office:value-type="string">
            <text:p>mac.mac_out</text:p>
          </table:table-cell>
          <table:table-cell office:value-type="string">
            <text:p>rdy</text:p>
          </table:table-cell>
        </table:table-row>
        <table:table-row table:style-name="ro1">
          <table:table-cell office:value-type="string">
            <text:p>reset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s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rolog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n-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-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OM(0)</text:p>
          </table:table-cell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-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ROM(2)</text:p>
          </table:table-cell>
          <table:table-cell office:value-type="string">
            <text:p>ROM(0)</text:p>
          </table:table-cell>
          <table:table-cell office:value-type="string">
            <text:p>n-0</text:p>
          </table:table-cell>
          <table:table-cell table:style-name="Default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multiply_and_add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n-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OM(4)</text:p>
          </table:table-cell>
          <table:table-cell office:value-type="string">
            <text:p>ROM(2)</text:p>
          </table:table-cell>
          <table:table-cell office:value-type="string">
            <text:p>n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-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ROM(6)</text:p>
          </table:table-cell>
          <table:table-cell office:value-type="string">
            <text:p>ROM(4)</text:p>
          </table:table-cell>
          <table:table-cell office:value-type="string">
            <text:p>n-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-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OM(8)</text:p>
          </table:table-cell>
          <table:table-cell office:value-type="string">
            <text:p>ROM(6)</text:p>
          </table:table-cell>
          <table:table-cell office:value-type="string">
            <text:p>n-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1+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-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ROM(10)</text:p>
          </table:table-cell>
          <table:table-cell office:value-type="string">
            <text:p>ROM(8)</text:p>
          </table:table-cell>
          <table:table-cell office:value-type="string">
            <text:p>n-8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office:value-type="string">
            <text:p>1+3+5</text:p>
          </table:table-cell>
          <table:table-cell table:number-columns-repeated="3"/>
        </table:table-row>
        <table:table-row table:style-name="ro1">
          <table:table-cell office:value-type="string">
            <text:p>epilog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-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OM(12)</text:p>
          </table:table-cell>
          <table:table-cell office:value-type="string">
            <text:p>ROM(10)</text:p>
          </table:table-cell>
          <table:table-cell office:value-type="string">
            <text:p>n-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1+3+5+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-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M(14)</text:p>
          </table:table-cell>
          <table:table-cell office:value-type="string">
            <text:p>ROM(12)</text:p>
          </table:table-cell>
          <table:table-cell office:value-type="string">
            <text:p>n-12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2" office:value-type="string">
            <text:p>1+3+5+7+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string">
            <text:p>ROM(14)</text:p>
          </table:table-cell>
          <table:table-cell office:value-type="string">
            <text:p>n-1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1+3+5+..+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4"/>
          <table:table-cell table:style-name="Default" office:value-type="float" office:value="15">
            <text:p>15</text:p>
          </table:table-cell>
          <table:table-cell table:number-columns-repeated="2"/>
          <table:table-cell office:value-type="string">
            <text:p>1+3+5+..+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string">
            <text:p>1+3+5+..+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2" table:style-name="ta1">
        <table:table-column table:style-name="co8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14:28:36</meta:creation-date>
    <dc:date>2014-01-02T02:25:26</dc:date>
    <meta:editing-duration>PT8H30M13S</meta:editing-duration>
    <meta:editing-cycles>27</meta:editing-cycles>
    <meta:generator>LibreOffice/3.5$Linux_X86_64 LibreOffice_project/350m1$Build-2</meta:generator>
    <meta:document-statistic meta:table-count="3" meta:cell-count="173" meta:object-count="0"/>
  </office:meta>
</office:document-meta>
</file>